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1000001E093AC29AC41179BFE.png" manifest:media-type="image/png"/>
  <manifest:file-entry manifest:full-path="Pictures/100000000000035200000246E183AE5459927B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subtitle">
      <style:graphic-properties draw:fill-color="#ffffff" draw:auto-grow-height="true" fo:min-height="8.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fo:text-shadow="1pt 1pt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4cm" svg:height="8.5cm" svg:x="2cm" svg:y="5.5cm" presentation:class="subtitle" presentation:user-transformed="true">
          <draw:text-box>
            <text:p text:style-name="P1"><text:span text:style-name="T1"><text:s text:c="60"/></text:span><text:span text:style-name="T1">Presentation by:</text:span></text:p>
            <text:p text:style-name="P1"><text:span text:style-name="T2"/></text:p>
            <text:p text:style-name="P1"><text:span text:style-name="T3"><text:s text:c="63"/></text:span><text:span text:style-name="T3">-Anudeep K</text:span></text:p>
            <text:p text:style-name="P1"><text:span text:style-name="T3"><text:s text:c="70"/></text:span><text:span text:style-name="T3">-Farvej H Kulmi</text:span></text:p>
            <text:p text:style-name="P1"><text:span text:style-name="T3"><text:s text:c="81"/></text:span><text:span text:style-name="T3">-Mahesh Parikipandla</text:span></text:p>
            <text:p text:style-name="P1"><text:span text:style-name="T3"><text:s text:c="81"/></text:span><text:span text:style-name="T3">-Mantharagiri Muttu <text:s/></text:span></text:p>
            <text:p text:style-name="P1"><text:span text:style-name="T3"><text:s text:c="61"/></text:span><text:span text:style-name="T3">-Manavi M</text:span></text:p>
          </draw:text-box>
        </draw:frame>
        <draw:frame draw:style-name="gr1" draw:text-style-name="P3" draw:layer="layout" svg:width="13.194cm" svg:height="1.986cm" svg:x="6.306cm" svg:y="2cm">
          <draw:text-box>
            <text:p><text:span text:style-name="T4"><text:s text:c="13"/></text:span><text:span text:style-name="T4">Presentation on</text:span><text:span text:style-name="T5"> </text:span></text:p>
            <text:p><text:span text:style-name="T5">BUG LIFE CY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1" draw:text-style-name="P5" draw:layer="layout" svg:width="13.194cm" svg:height="1.986cm" svg:x="2cm" svg:y="1cm">
          <draw:text-box>
            <text:p><text:span text:style-name="T6">BUG LIFE CYCLE</text:span></text:p>
          </draw:text-box>
        </draw:frame>
        <draw:frame draw:style-name="gr3" draw:text-style-name="P6" draw:layer="layout" svg:width="18.659cm" svg:height="12.704cm" svg:x="6cm" svg:y="2.296cm">
          <draw:image xlink:href="Pictures/10000201000002C1000001E093AC29AC41179B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5cm" svg:height="3cm" svg:x="2cm" svg:y="0cm" presentation:class="title" presentation:user-transformed="true">
          <draw:text-box>
            <text:p><text:span text:style-name="T6">Flow of Cycle</text:span></text:p>
          </draw:text-box>
        </draw:frame>
        <draw:frame draw:style-name="gr3" draw:text-style-name="P6" draw:layer="layout" svg:width="26cm" svg:height="13cm" svg:x="1.5cm" svg:y="2.5cm">
          <draw:image xlink:href="Pictures/100000000000035200000246E183AE5459927B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7T18:21:17.312000000</meta:creation-date>
    <meta:editing-duration>PT6M31S</meta:editing-duration>
    <meta:editing-cycles>2</meta:editing-cycles>
    <meta:generator>LibreOffice/7.1.6.2$Windows_X86_64 LibreOffice_project/0e133318fcee89abacd6a7d077e292f1145735c3</meta:generator>
    <dc:title>Impress</dc:title>
    <dc:date>2021-11-07T18:27:48.427000000</dc:date>
    <meta:document-statistic meta:object-count="46"/>
  </office:meta>
</office:document-meta>
</file>